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 Sans" svg:font-family="'Droid Sans'" style:font-family-generic="roman"/>
    <style:font-face style:name="Segoe UI" svg:font-family="'Segoe UI'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Trebuchet MS" svg:font-family="'Trebuchet MS'" style:font-family-generic="swiss" style:font-pitch="variable"/>
    <style:font-face style:name="Ubuntu1" svg:font-family="Ubuntu" style:font-family-generic="swiss" style:font-pitch="variable"/>
    <style:font-face style:name="Ubuntu" svg:font-family="Ubuntu" style:font-adornments="Gras" style:font-family-generic="swiss" style:font-pitch="variable"/>
    <style:font-face style:name="Ubuntu Light" svg:font-family="'Ubuntu Light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>
      <style:paragraph-properties fo:break-before="page"/>
    </style:style>
    <style:style style:name="P2" style:family="paragraph" style:parent-style-name="Heading_20_1">
      <style:paragraph-properties fo:break-before="page"/>
    </style:style>
    <style:style style:name="P3" style:family="paragraph">
      <style:text-properties style:language-asian="fr" style:country-asian="FR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style="italic" style:text-underline-style="solid" style:text-underline-width="auto" style:text-underline-color="font-color" fo:font-weight="normal" style:font-size-asian="24pt" style:font-style-asian="italic" style:font-weight-asian="normal" style:font-size-complex="24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Ubuntu1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 style:master-page-name="First_20_Page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list-style-name="L1"/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7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fr" style:country-asian="FR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Youssef El Hamdaoui</text:span></text:p>
      <text:p text:style-name="P7"><text:span text:style-name="T1">Dahya Petit</text:span></text:p>
      <text:p text:style-name="P7"><text:span text:style-name="T1">Arnaud Rolet</text:span></text:p>
      <text:p text:style-name="P7"><text:span text:style-name="T1"/></text:p>
      <text:p text:style-name="P4"><text:span text:style-name="T1"/></text:p>
      <text:p text:style-name="P6"><text:span text:style-name="T1"/></text:p>
      <text:p text:style-name="P6"><text:span text:style-name="T1">NFE114 </text:span></text:p>
      <text:p text:style-name="P6"><text:span text:style-name="T1">Système d’information et Web </text:span></text:p>
      <text:p text:style-name="P6"><text:span text:style-name="T1"><text:s/>Rapport projet</text:span></text:p>
      <text:p text:style-name="P6"><text:span text:style-name="T1"/></text:p>
      <text:p text:style-name="P5"><text:span text:style-name="T1">Système de gestion de stock et de vente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Normal"><text:span text:style-name="T1"/></text:p>
      <text:p text:style-name="Normal"><text:span text:style-name="T1"/></text:p>
      <text:p text:style-name="Normal"><text:span text:style-name="T1"/></text:p>
      <text:p text:style-name="Normal"><text:span text:style-name="T1"/></text:p>
      <text:p text:style-name="Normal"><text:span text:style-name="T1"/></text:p>
      <text:p text:style-name="Normal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/></text:p>
      <text:p text:style-name="P7"><text:span text:style-name="T1">CNAM Dijon<text:tab/><text:tab/><text:tab/><text:tab/><text:tab/><text:tab/> <text:s text:c="7"/><text:tab/><text:tab/>Printemps 2013</text:span></text:p>
      <text:h text:style-name="P2" text:outline-level="1" text:is-list-header="true"><text:span text:style-name="T1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2">1 Introduction <text:tab/>3</text:p>
          <text:p text:style-name="P11">1.1 Contexte Général<text:tab/>3</text:p>
          <text:p text:style-name="P11">1.2 Contexte Technique<text:tab/>3</text:p>
          <text:p text:style-name="P11">1.3 Choix des méthodes<text:tab/>3</text:p>
          <text:p text:style-name="P11">1.4 Choix de Programmation et outils utilisés<text:tab/>3</text:p>
          <text:p text:style-name="P14">1.4.1 Architecture Technique proposée<text:tab/>3</text:p>
          <text:p text:style-name="P14">1.4.2 Logiciels Utilisés <text:tab/>3</text:p>
          <text:p text:style-name="P12">2 Analyse des besoins <text:tab/>4</text:p>
          <text:p text:style-name="P11">2.1 Objectifs principaux<text:tab/>4</text:p>
          <text:p text:style-name="P14">2.1.1 Identification des acteurs<text:tab/>4</text:p>
          <text:p text:style-name="P13">2.1.1.1 Client<text:tab/>4</text:p>
          <text:p text:style-name="P13">2.1.1.2 Vendeur <text:tab/>4</text:p>
          <text:p text:style-name="P13">2.1.1.3 Magasinier<text:tab/>4</text:p>
          <text:p text:style-name="P11">2.2 Cas d’utilisation et description<text:tab/>4</text:p>
          <text:p text:style-name="P14">2.2.1 Vendeur <text:tab/>4</text:p>
          <text:p text:style-name="P13">2.2.1.1 Connexion<text:tab/>4</text:p>
          <text:p text:style-name="P13">2.2.1.2 CRUD client<text:tab/>4</text:p>
          <text:p text:style-name="P13">2.2.1.3 CRUD produit<text:tab/>4</text:p>
          <text:p text:style-name="P13">2.2.1.4 CRUD facture<text:tab/>4</text:p>
          <text:p text:style-name="P13">2.2.1.5 Vente produits + édition facture<text:tab/>4</text:p>
          <text:p text:style-name="P14">2.2.2 Magasinier<text:tab/>4</text:p>
          <text:p text:style-name="P13">2.2.2.1 Connexion<text:tab/>5</text:p>
          <text:p text:style-name="P13">2.2.2.2 CRUD produit<text:tab/>5</text:p>
          <text:p text:style-name="P13">2.2.2.3 CRUD facture<text:tab/>5</text:p>
          <text:p text:style-name="P13">2.2.2.4 Inventaire<text:tab/>5</text:p>
          <text:p text:style-name="P11">2.3 Diagrammes globaux des cas d’utilisation<text:tab/>5</text:p>
          <text:p text:style-name="P14">2.3.1 Descriptions des cas d’utilisations <text:tab/>5</text:p>
          <text:p text:style-name="P14">2.3.3 Diagrammes d’activités <text:tab/>5</text:p>
          <text:p text:style-name="P11">2.4 Besoins non fonctionnels<text:tab/>5</text:p>
          <text:p text:style-name="P12">3 Conception<text:tab/>5</text:p>
          <text:p text:style-name="P11"><text:soft-page-break/>3.1 Diagramme de classe de conception<text:tab/>5</text:p>
          <text:p text:style-name="P11">3.2 Diagrammes Acteur/Flux<text:tab/>5</text:p>
          <text:p text:style-name="P14">3.2.1 Diagrammes pour l’acteur Vendeur<text:tab/>5</text:p>
          <text:p text:style-name="P14">3.2.2 Diagrammes pour l’acteur Magasinier<text:tab/>5</text:p>
          <text:p text:style-name="P14">3.2.3 Diagramme de séquence<text:tab/>5</text:p>
          <text:p text:style-name="P11">3.3 Implémentation et réalisation<text:tab/>5</text:p>
          <text:p text:style-name="P12">4 Conclusion<text:tab/>6</text:p>
        </text:index-body>
      </text:table-of-content>
      <text:h text:style-name="Heading_20_1" text:outline-level="1" text:is-list-header="true"><text:span text:style-name="T1"/></text:h>
      <text:h text:style-name="P2" text:outline-level="1"><text:span text:style-name="T1">Introduction </text:span></text:h>
      <text:p text:style-name="Standard"><text:tab/>On se propose de développer un système de gestion de vente avec prise en charge d'un stock distant.</text:p>
      <text:h text:style-name="Heading_20_2" text:outline-level="2"><text:span text:style-name="T1">Contexte Général</text:span></text:h>
      <text:p text:style-name="P8"><text:span text:style-name="T1"><text:tab/>Au sein d'un magasin, on distingue deux espaces, l 'espace de vente et l'espace de stockage. L'espace de vente est animé par des vendeurs qui renseignement les clients sur les produits </text:span></text:p>
      <text:p text:style-name="P8"><text:span text:style-name="T1">et réalisent les opérations relatives à la vente et à l'encaissement. L'espace de stockage est dirigés par les magasiniers est à la fois le lieu de réception des marchandises, de leurs inventaire et de la remise aux clients.</text:span></text:p>
      <text:p text:style-name="P8"><text:span text:style-name="T1"><text:tab/>On ajoutera également une partie gestion où aura lieu toutes les opérations de supervision.</text:span></text:p>
      <text:p text:style-name="P8"><text:span text:style-name="T1"/></text:p>
      <text:h text:style-name="Heading_20_2" text:outline-level="2"><text:span text:style-name="T1">Contexte Technique</text:span></text:h>
      <text:p text:style-name="P8"><text:span text:style-name="T1"><text:tab/>Dans chaque espace, plusieurs postes sont reliés via un réseau local. Les espaces sont également reliés entre eux et l'accès à l' Intranet est réalisé au moyen d'un serveur.</text:span></text:p>
      <text:h text:style-name="Heading_20_2" text:outline-level="2"><text:span text:style-name="T1">Choix des méthodes</text:span></text:h>
      <text:h text:style-name="Heading_20_3" text:outline-level="3"><text:span text:style-name="T1"><text:s/>La méthode de développement UWE</text:span></text:h>
      <text:p text:style-name="Standard"><text:span text:style-name="T1">fdsffs</text:span></text:p>
      <text:h text:style-name="Heading_20_3" text:outline-level="3"><text:span text:style-name="T1"><text:s/>Le patron de conception MVC</text:span></text:h>
      <text:p text:style-name="Standard"><text:span text:style-name="T1">Sdfsffs + DAO</text:span></text:p>
      <text:h text:style-name="Heading_20_2" text:outline-level="2"><text:span text:style-name="T1">Choix de Programmation et outils utilisés</text:span></text:h>
      <text:h text:style-name="Heading_20_3" text:outline-level="3"><text:span text:style-name="T1">Architecture Technique proposée</text:span></text:h>
      <text:p text:style-name="Standard"><text:span text:style-name="T1"/></text:p>
      <text:p text:style-name="Standard"><text:span text:style-name="T1">Base Postgresql mappée avec Hibernate. Objets JAVA instanciés depuis Hibernate. Partie contrôleur en JAVA et présentation en <text:s/>HTML.</text:span></text:p>
      <text:p text:style-name="Standard"><text:span text:style-name="T1"/></text:p>
      <text:h text:style-name="Heading_20_3" text:outline-level="3"><text:span text:style-name="T1">Logiciels Utilisés </text:span></text:h>
      <text:p text:style-name="Standard"><text:tab/>Pgadmin</text:p>
      <text:p text:style-name="Standard"><text:tab/>Netbeans/eclipse</text:p>
      <text:p text:style-name="Standard"><text:tab/>DB-Main / Open Model Sphere</text:p>
      <text:p text:style-name="Standard"><text:span text:style-name="T1">Analyse et modélisation des besoins</text:span></text:p>
      <text:h text:style-name="P2" text:outline-level="1"><text:span text:style-name="T1">Analyse des besoins </text:span></text:h>
      <text:h text:style-name="Heading_20_2" text:outline-level="2"><text:span text:style-name="T1">Objectifs principaux</text:span></text:h>
      <text:p text:style-name="Normal"><text:span text:style-name="T1"><text:tab/></text:span></text:p>
      <text:h text:style-name="Heading_20_3" text:outline-level="3"><text:span text:style-name="T1">Identification des acteurs</text:span></text:h>
      <text:h text:style-name="Heading_20_4" text:outline-level="4"><text:span text:style-name="T1">Client</text:span></text:h>
      <text:p text:style-name="Standard"><text:span text:style-name="T1"><text:tab/>Il achète de produits auprès du Vendeur et les retire auprès du magasinier muni de sa facture.</text:span></text:p>
      <text:h text:style-name="Heading_20_4" text:outline-level="4"><text:span text:style-name="T1">Vendeur </text:span></text:h>
      <text:p text:style-name="Standard"><text:span text:style-name="T1">Le vendeur prend en charge le client en lui donnant les informations sur les produits en stock. Il procède à l'encaissement et à l'édition de la facture.</text:span></text:p>
      <text:p text:style-name="Standard"><text:span text:style-name="T1"/></text:p>
      <text:h text:style-name="Heading_20_4" text:outline-level="4"><text:span text:style-name="T1">Magasinier</text:span></text:h>
      <text:p text:style-name="Standard"><text:span text:style-name="T1"><text:tab/>Il remet les produits au client et réalise les inventaires du stock.</text:span></text:p>
      <text:p text:style-name="Normal"><text:span text:style-name="T1"/></text:p>
      <text:h text:style-name="Heading_20_2" text:outline-level="2"><text:span text:style-name="T1">Cas d’utilisation et description</text:span></text:h>
      <text:h text:style-name="Heading_20_3" text:outline-level="3"><text:span text:style-name="T1">Vendeur </text:span></text:h>
      <text:h text:style-name="Heading_20_4" text:outline-level="4"><text:span text:style-name="T1"><office:annotation><dc:creator>Auteur inconnu</dc:creator><dc:date>2013-05-13T20:00:42.45</dc:date><text:p text:style-name="P15"><text:span text:style-name="T2">Youssef</text:span></text:p></office:annotation></text:span><text:span text:style-name="T1">Connexion</text:span></text:h>
      <text:h text:style-name="Heading_20_4" text:outline-level="4"><text:span text:style-name="T1">CRUD client</text:span></text:h>
      <text:h text:style-name="Heading_20_4" text:outline-level="4"><text:span text:style-name="T1">CRUD produit</text:span></text:h>
      <text:h text:style-name="Heading_20_4" text:outline-level="4"><text:span text:style-name="T1"><office:annotation><dc:creator>Auteur inconnu</dc:creator><dc:date>2013-05-13T20:02:25.45</dc:date><text:p text:style-name="P15"><text:span text:style-name="T2">Dahya</text:span></text:p></office:annotation></text:span><text:span text:style-name="T1">CRUD facture</text:span></text:h>
      <text:h text:style-name="Heading_20_4" text:outline-level="4"><text:span text:style-name="T1">Vente produits + édition facture</text:span></text:h>
      <text:h text:style-name="Heading_20_4" text:outline-level="4" text:is-list-header="true"><text:span text:style-name="T1"/></text:h>
      <text:h text:style-name="Heading_20_3" text:outline-level="3"><text:span text:style-name="T1">Magasinier</text:span></text:h>
      <text:h text:style-name="Heading_20_4" text:outline-level="4"><text:soft-page-break/><text:span text:style-name="T1">Connexion</text:span></text:h>
      <text:h text:style-name="Heading_20_4" text:outline-level="4"><text:span text:style-name="T1">CRUD pr</text:span><text:span text:style-name="T1"><office:annotation><dc:creator>Auteur inconnu</dc:creator><dc:date>2013-05-13T20:03:15.45</dc:date><text:p text:style-name="P15"><text:span text:style-name="T2">Arnaud</text:span></text:p></office:annotation></text:span><text:span text:style-name="T1">oduit</text:span></text:h>
      <text:h text:style-name="Heading_20_4" text:outline-level="4"><text:span text:style-name="T1">CRUD facture</text:span></text:h>
      <text:h text:style-name="Heading_20_4" text:outline-level="4"><text:span text:style-name="T1">Inventaire</text:span></text:h>
      <text:list xml:id="list5712787054447285271" text:style-name="L1">
        <text:list-item>
          <text:list>
            <text:list-header>
              <text:p><text:span text:style-name="T1"/></text:p>
            </text:list-header>
          </text:list>
        </text:list-item>
      </text:list>
      <text:h text:style-name="Heading_20_2" text:outline-level="2"><text:span text:style-name="T1">Diagrammes globaux des cas d’utilisation</text:span></text:h>
      <text:p text:style-name="Normal"><text:span text:style-name="T1"/></text:p>
      <text:h text:style-name="Heading_20_3" text:outline-level="3"><text:span text:style-name="T1">Descriptions des cas d’utilisations </text:span></text:h>
      <text:h text:style-name="Heading_20_3" text:outline-level="3" text:is-list-header="true"><text:span text:style-name="T1"/></text:h>
      <text:h text:style-name="Heading_20_3" text:outline-level="3"><text:span text:style-name="T1">Diagrammes d’activités </text:span></text:h>
      <text:p/>
      <text:h text:style-name="Heading_20_2" text:outline-level="2"><text:span text:style-name="T1">Besoins non fonctionnels</text:span></text:h>
      <text:h text:style-name="Heading_20_1" text:outline-level="1" text:is-list-header="true"><text:span text:style-name="T1"/></text:h>
      <text:h text:style-name="P2" text:outline-level="1"><text:span text:style-name="T1">Conception</text:span></text:h>
      <text:h text:style-name="Heading_20_2" text:outline-level="2"><text:span text:style-name="T1">Diagramme de classe de conception</text:span></text:h>
      <text:h text:style-name="Heading_20_2" text:outline-level="2"><text:span text:style-name="T1">Diagrammes Acteur/Flux</text:span></text:h>
      <text:h text:style-name="Heading_20_3" text:outline-level="3"><text:span text:style-name="T1">Diagrammes pour l’acteur Vendeur</text:span></text:h>
      <text:h text:style-name="Heading_20_3" text:outline-level="3"><text:span text:style-name="T1">Diagrammes pour l’acteur Magasinier</text:span></text:h>
      <text:h text:style-name="Heading_20_3" text:outline-level="3"><text:span text:style-name="T1">Diagramme de séquence</text:span></text:h>
      <text:h text:style-name="Heading_20_3" text:outline-level="3" text:is-list-header="true"/>
      <text:h text:style-name="Heading_20_2" text:outline-level="2"><text:span text:style-name="T1">Implémentation et réalisation</text:span></text:h>
      <text:h text:style-name="Heading_20_2" text:outline-level="2" text:is-list-header="true"/>
      <text:h text:style-name="Heading_20_3" text:outline-level="3"><text:span text:style-name="T1">Modélisation du modèle MVC et accès des données (DAO)</text:span></text:h>
      <text:h text:style-name="Heading_20_3" text:outline-level="3"><text:span text:style-name="T1">Utiliser l’architecture MVC et les applications Web.</text:span></text:h>
      <text:h text:style-name="Heading_20_3" text:outline-level="3"><text:span text:style-name="T1">Architecture MVC de notre application Web</text:span></text:h>
      <text:h text:style-name="Heading_20_3" text:outline-level="3"><text:span text:style-name="T1">Pattern pour la persistance des objets avec DAO</text:span></text:h>
      <text:h text:style-name="Heading_20_3" text:outline-level="3"><text:span text:style-name="T1">Structure de l’application selon le modèle MVC</text:span></text:h>
      <text:h text:style-name="Heading_20_3" text:outline-level="3"><text:span text:style-name="T1">Explication du code</text:span></text:h>
      <text:h text:style-name="Heading_20_3" text:outline-level="3"><text:span text:style-name="T1">Manuel d’installation</text:span></text:h>
      <text:p text:style-name="Standard"/>
      <text:h text:style-name="Heading_20_1" text:outline-level="1"><text:span text:style-name="T1">Tests</text:span></text:h>
      <text:h text:style-name="Heading_20_1" text:outline-level="1"><text:span text:style-name="T1">Conclusion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 Sans" svg:font-family="'Droid Sans'" style:font-family-generic="roman"/>
    <style:font-face style:name="Segoe UI" svg:font-family="'Segoe UI'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Trebuchet MS" svg:font-family="'Trebuchet MS'" style:font-family-generic="swiss" style:font-pitch="variable"/>
    <style:font-face style:name="Ubuntu1" svg:font-family="Ubuntu" style:font-family-generic="swiss" style:font-pitch="variable"/>
    <style:font-face style:name="Ubuntu" svg:font-family="Ubuntu" style:font-adornments="Gras" style:font-family-generic="swiss" style:font-pitch="variable"/>
    <style:font-face style:name="Ubuntu Light" svg:font-family="'Ubuntu Light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fo:line-height="150%" fo:text-align="justify" style:justify-single-word="false" fo:hyphenation-ladder-count="no-limit" style:page-number="auto"/>
      <style:text-properties style:font-name="Ubuntu Light" fo:font-weight="250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default-outline-level="1" style:class="text">
      <style:paragraph-properties fo:margin-top="0.176cm" fo:margin-bottom="0.176cm" fo:line-height="100%" fo:hyphenation-ladder-count="no-limit"/>
      <style:text-properties style:font-name="Ubuntu" fo:font-size="24pt" fo:font-weight="bold" style:letter-kerning="true" style:font-name-asian="Times New Roman" style:font-size-asian="24pt" style:language-asian="fr" style:country-asian="FR" style:font-weight-asian="bold" style:font-name-complex="Times New Roman" style:font-size-complex="2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default-outline-level="2" style:class="text">
      <style:paragraph-properties fo:margin-top="0.176cm" fo:margin-bottom="0.176cm" fo:line-height="100%" fo:hyphenation-ladder-count="no-limit"/>
      <style:text-properties style:font-name="Ubuntu" fo:font-size="18pt" fo:font-weight="bold" style:font-name-asian="Times New Roman" style:font-size-asian="18pt" style:language-asian="fr" style:country-asian="FR" style:font-weight-asian="bold" style:font-name-complex="Times New Roman" style:font-size-complex="18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default-outline-level="3" style:class="text">
      <style:paragraph-properties fo:margin-top="0.176cm" fo:margin-bottom="0.176cm" fo:line-height="100%" fo:hyphenation-ladder-count="no-limit"/>
      <style:text-properties style:font-name="Ubuntu" fo:font-size="13.5pt" fo:font-weight="bold" style:font-name-asian="Times New Roman" style:font-size-asian="13.5pt" style:language-asian="fr" style:country-asian="FR" style:font-weight-asian="bold" style:font-name-complex="Times New Roman" style:font-size-complex="13.5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line-height="100%" fo:hyphenation-ladder-count="no-limit"/>
      <style:text-properties style:font-name="Times New Roman" fo:font-size="12pt" style:font-name-asian="Times New Roman" style:font-size-asian="12pt" style:language-asian="fr" style:country-asian="FR" style:font-name-complex="Times New Roman" style:font-size-complex="12pt" fo:hyphenate="false" fo:hyphenation-remain-char-count="0" fo:hyphenation-push-char-count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.101cm" fo:margin-bottom="0.101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.07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style:font-name="Times New Roman" fo:font-size="24pt" fo:font-weight="bold" style:letter-kerning="true" style:font-name-asian="Times New Roman" style:font-size-asian="24pt" style:language-asian="fr" style:country-asian="FR" style:font-weight-asian="bold" style:font-name-complex="Times New Roman" style:font-size-complex="24pt" style:font-weight-complex="bold"/>
    </style:style>
    <style:style style:name="Titre_20_2_20_Car" style:display-name="Titre 2 Car" style:family="text" style:parent-style-name="Police_20_par_20_défaut">
      <style:text-properties style:font-name="Times New Roman" fo:font-size="18pt" fo:font-weight="bold" style:font-name-asian="Times New Roman" style:font-size-asian="18pt" style:language-asian="fr" style:country-asian="FR" style:font-weight-asian="bold" style:font-name-complex="Times New Roman" style:font-size-complex="18pt" style:font-weight-complex="bold"/>
    </style:style>
    <style:style style:name="Titre_20_3_20_Car" style:display-name="Titre 3 Car" style:family="text" style:parent-style-name="Police_20_par_20_défaut">
      <style:text-properties style:font-name="Times New Roman" fo:font-size="13.5pt" fo:font-weight="bold" style:font-name-asian="Times New Roman" style:font-size-asian="13.5pt" style:language-asian="fr" style:country-asian="FR" style:font-weight-asian="bold" style:font-name-complex="Times New Roman" style:font-size-complex="13.5pt" style:font-weight-complex="bold"/>
    </style:style>
    <style:style style:name="Numbering_20_Symbols" style:display-name="Numbering Symbols" style:family="text"/>
    <text:outline-style style:name="Outline">
      <text:outline-level-style text:level="1" style:num-suffix=" " style:num-format="1">
        <style:list-level-properties/>
      </text:outline-level-style>
      <text:outline-level-style text:level="2" style:num-suffix=" " style:num-format="1" text:display-levels="2">
        <style:list-level-properties/>
      </text:outline-level-style>
      <text:outline-level-style text:level="3" style:num-suffix=" " style:num-format="1" text:display-levels="3">
        <style:list-level-properties/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/>
    <dc:description/>
    <dc:subject/>
    <meta:initial-creator>Assistants</meta:initial-creator>
    <meta:creation-date>2013-05-11T12:06:00Z</meta:creation-date>
    <dc:date>2013-05-25T14:47:22.88</dc:date>
    <meta:editing-cycles>11</meta:editing-cycles>
    <meta:editing-duration>PT4H1M33S</meta:editing-duration>
    <meta:document-statistic meta:table-count="0" meta:image-count="0" meta:object-count="0" meta:page-count="8" meta:paragraph-count="109" meta:word-count="584" meta:character-count="3714"/>
    <meta:template xlink:type="simple" xlink:actuate="onRequest" xlink:title="" xlink:href="Normal.dotm"/>
  </office:meta>
</office:document-meta>
</file>